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Grade with Curve</text:p>
          </table:table-cell>
          <table:table-cell office:value-type="string" calcext:value-type="string">
            <text:p>Letter Grade</text:p>
          </table:table-cell>
          <table:table-cell/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/26" office:value-type="float" office:value="0.846153846153846" calcext:value-type="float">
            <text:p>0.8461538462</text:p>
          </table:table-cell>
          <table:table-cell table:formula="of:=11/22" office:value-type="float" office:value="0.5" calcext:value-type="float">
            <text:p>0.5</text:p>
          </table:table-cell>
          <table:table-cell table:formula="of:=0.15*[.J2]+0.15*[.I2]+0.15*[.H2]+0.15*[.G2]+0.4*([.C2]+[.D2]+[.E2]+[.F2])/4" office:value-type="float" office:value="0.850673076923077" calcext:value-type="float">
            <text:p>0.8506730769</text:p>
          </table:table-cell>
          <table:table-cell office:value-type="float" office:value="3" calcext:value-type="float">
            <text:p>3</text:p>
          </table:table-cell>
          <table:table-cell table:formula="of:=[.K2]+[.L2]/100" office:value-type="float" office:value="0.880673076923077" calcext:value-type="float">
            <text:p>0.880673076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apraro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8/36" office:value-type="float" office:value="0.5" calcext:value-type="float">
            <text:p>0.5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6" office:value-type="float" office:value="0.807692307692308" calcext:value-type="float">
            <text:p>0.8076923077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formula="of:=0.15*[.J3]+0.15*[.I3]+0.15*[.H3]+0.15*[.G3]+0.4*([.C3]+[.D3]+[.E3]+[.F3])/4" office:value-type="float" office:value="0.787972027972028" calcext:value-type="float">
            <text:p>0.787972028</text:p>
          </table:table-cell>
          <table:table-cell office:value-type="float" office:value="3" calcext:value-type="float">
            <text:p>3</text:p>
          </table:table-cell>
          <table:table-cell table:formula="of:=[.K3]+[.L3]/100" office:value-type="float" office:value="0.817972027972028" calcext:value-type="float">
            <text:p>0.817972028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lores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6" office:value-type="float" office:value="0.942307692307692" calcext:value-type="float">
            <text:p>0.9423076923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formula="of:=0.15*[.J4]+0.15*[.I4]+0.15*[.H4]+0.15*[.G4]+0.4*([.C4]+[.D4]+[.E4]+[.F4])/4" office:value-type="float" office:value="0.943126456876457" calcext:value-type="float">
            <text:p>0.9431264569</text:p>
          </table:table-cell>
          <table:table-cell office:value-type="float" office:value="3" calcext:value-type="float">
            <text:p>3</text:p>
          </table:table-cell>
          <table:table-cell table:formula="of:=[.K4]+[.L4]/100" office:value-type="float" office:value="0.973126456876457" calcext:value-type="float">
            <text:p>0.97312645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35/36" office:value-type="float" office:value="0.972222222222222" calcext:value-type="float">
            <text:p>0.9722222222</text:p>
          </table:table-cell>
          <table:table-cell table:formula="of:=22/22" office:value-type="float" office:value="1" calcext:value-type="float">
            <text:p>1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25/26" office:value-type="float" office:value="0.778846153846154" calcext:value-type="float">
            <text:p>0.7788461538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formula="of:=0.15*[.J5]+0.15*[.I5]+0.15*[.H5]+0.15*[.G5]+0.4*([.C5]+[.D5]+[.E5]+[.F5])/4" office:value-type="float" office:value="0.877420357420357" calcext:value-type="float">
            <text:p>0.8774203574</text:p>
          </table:table-cell>
          <table:table-cell office:value-type="float" office:value="3" calcext:value-type="float">
            <text:p>3</text:p>
          </table:table-cell>
          <table:table-cell table:formula="of:=[.K5]+[.L5]/100" office:value-type="float" office:value="0.907420357420357" calcext:value-type="float">
            <text:p>0.90742035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obeda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6/26" office:value-type="float" office:value="0.946153846153846" calcext:value-type="float">
            <text:p>0.9461538462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6]+0.15*[.I6]+0.15*[.H6]+0.15*[.G6]+0.4*([.C6]+[.D6]+[.E6]+[.F6])/4" office:value-type="float" office:value="0.955029137529137" calcext:value-type="float">
            <text:p>0.9550291375</text:p>
          </table:table-cell>
          <table:table-cell office:value-type="float" office:value="3" calcext:value-type="float">
            <text:p>3</text:p>
          </table:table-cell>
          <table:table-cell table:formula="of:=[.K6]+[.L6]/100" office:value-type="float" office:value="0.985029137529138" calcext:value-type="float">
            <text:p>0.98502913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oncho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  <table:table-cell table:formula="of:=26/33" office:value-type="float" office:value="0.787878787878788" calcext:value-type="float">
            <text:p>0.7878787879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formula="of:=6/12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7]+0.15*[.I7]+0.15*[.H7]+0.15*[.G7]+0.4*([.C7]+[.D7]+[.E7]+[.F7])/4" office:value-type="float" office:value="0.80247668997669" calcext:value-type="float">
            <text:p>0.80247669</text:p>
          </table:table-cell>
          <table:table-cell office:value-type="float" office:value="3" calcext:value-type="float">
            <text:p>3</text:p>
          </table:table-cell>
          <table:table-cell table:formula="of:=[.K7]+[.L7]/100" office:value-type="float" office:value="0.83247668997669" calcext:value-type="float">
            <text:p>0.832476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dds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36/36"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formula="of:=7.25/12" office:value-type="float" office:value="0.604166666666667" calcext:value-type="float">
            <text:p>0.60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formula="of:=0.15*[.J8]+0.15*[.I8]+0.15*[.H8]+0.15*[.G8]+0.4*([.C8]+[.D8]+[.E8]+[.F8])/4" office:value-type="float" office:value="0.890040792540793" calcext:value-type="float">
            <text:p>0.8900407925</text:p>
          </table:table-cell>
          <table:table-cell office:value-type="float" office:value="3" calcext:value-type="float">
            <text:p>3</text:p>
          </table:table-cell>
          <table:table-cell table:formula="of:=[.K8]+[.L8]/100" office:value-type="float" office:value="0.920040792540793" calcext:value-type="float">
            <text:p>0.92004079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arcia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/20" office:value-type="float" office:value="1" calcext:value-type="float">
            <text:p>1</text:p>
          </table:table-cell>
          <table:table-cell table:formula="of:=34.5/36" office:value-type="float" office:value="0.958333333333333" calcext:value-type="float">
            <text:p>0.9583333333</text:p>
          </table:table-cell>
          <table:table-cell table:formula="of:=22/22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6" office:value-type="float" office:value="0.961538461538462" calcext:value-type="float">
            <text:p>0.9615384615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formula="of:=0.15*[.J9]+0.15*[.I9]+0.15*[.H9]+0.15*[.G9]+0.4*([.C9]+[.D9]+[.E9]+[.F9])/4" office:value-type="float" office:value="0.96733682983683" calcext:value-type="float">
            <text:p>0.9673368298</text:p>
          </table:table-cell>
          <table:table-cell office:value-type="float" office:value="3" calcext:value-type="float">
            <text:p>3</text:p>
          </table:table-cell>
          <table:table-cell table:formula="of:=[.K9]+[.L9]/100" office:value-type="float" office:value="0.99733682983683" calcext:value-type="float">
            <text:p>0.99733682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 style:data-style-name="N2" text:time-value="10:00:01.112875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5-21T10:00:25.389627864</dc:date>
    <meta:editing-duration>PT2H36S</meta:editing-duration>
    <meta:editing-cycles>19</meta:editing-cycles>
    <meta:generator>LibreOffice/5.1.6.2$Linux_X86_64 LibreOffice_project/10m0$Build-2</meta:generator>
    <meta:document-statistic meta:table-count="1" meta:cell-count="134" meta:object-count="0"/>
  </office:meta>
</office:document-meta>
</file>